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Grande" svg:font-family="'Lucida Grande'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ing_20_2">
      <style:paragraph-properties fo:margin-left="0in" fo:margin-right="0in" style:line-height-at-least="0.2083in" fo:text-align="start" style:justify-single-word="false" fo:text-indent="0in" style:auto-text-indent="false"/>
      <style:text-properties fo:font-variant="normal" fo:text-transform="none" fo:color="#333333" style:font-name="Lucida Grande" fo:font-size="18pt" fo:letter-spacing="0.0102in" fo:font-style="normal" fo:font-weight="bold"/>
    </style:style>
    <style:style style:name="P2" style:family="paragraph" style:parent-style-name="Standard">
      <style:paragraph-properties fo:margin-left="0in" fo:margin-right="0in" style:line-height-at-least="0.2083in" fo:text-align="start" style:justify-single-word="false" fo:text-indent="0in" style:auto-text-indent="false"/>
      <style:text-properties fo:font-variant="normal" fo:text-transform="none" fo:color="#333333" style:font-name="Lucida Grande" fo:font-size="12pt" fo:letter-spacing="normal" fo:font-style="normal" fo:font-weight="normal"/>
    </style:style>
    <style:style style:name="P3" style:family="paragraph" style:parent-style-name="Text_20_body">
      <style:paragraph-properties fo:margin-left="0in" fo:margin-right="0in" style:line-height-at-least="0.2083in" fo:text-align="start" style:justify-single-word="false" fo:text-indent="0in" style:auto-text-indent="false"/>
      <style:text-properties fo:font-variant="normal" fo:text-transform="none" fo:color="#333333" style:font-name="Lucida Grande" fo:font-size="18pt" fo:letter-spacing="0.0102in" fo:font-style="normal" fo:font-weight="bold"/>
    </style:style>
    <style:style style:name="T1" style:family="text">
      <style:text-properties fo:font-variant="normal" fo:text-transform="none" fo:color="#333333" style:text-line-through-style="none" style:text-line-through-type="none" style:font-name="Lucida Grande" fo:font-size="18pt" fo:letter-spacing="0.0102in" fo:font-style="normal" style:text-underline-style="none" fo:font-weight="bold" style:text-blinking="false" fo:padding="0in" fo:border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<text:a xlink:type="simple" xlink:href="http://www.theerlangelist.com/2014/01/why-elixir.html"><text:span text:style-name="T1">WHY ELIXIR?</text:span></text:a></text:h>
      <text:p text:style-name="P2">The problem I have with Erlang is that the language is somehow too simple, making it very hard to eliminate some frequent cases of boilerplate and structural duplication. Consequently, the resulting code gets a bit messy, being harder to write, analyze, and modify. After coding in Erlang for some time, I thought that functional programming is inferior to OO, when it comes to efficient code organization.</text:p>
      <text:p text:style-name="P2"/>
      <text:h text:style-name="P1" text:outline-level="2">What Elixir is (not)</text:h>
      <text:p text:style-name="P3"/>
      <text:p text:style-name="P3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ucida Grande" svg:font-family="'Lucida Grande'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eatka </meta:initial-creator>
    <meta:creation-date>2015-01-11T12:10:48.605800613</meta:creation-date>
    <meta:generator>LibreOffice/4.2.7.2$Linux_X86_64 LibreOffice_project/420m0$Build-2</meta:generator>
    <dc:date>2015-01-11T12:18:20.817303207</dc:date>
    <dc:creator>beatka </dc:creator>
    <meta:editing-duration>P0D</meta:editing-duration>
    <meta:editing-cycles>1</meta:editing-cycles>
    <meta:document-statistic meta:table-count="0" meta:image-count="0" meta:object-count="0" meta:page-count="1" meta:paragraph-count="3" meta:word-count="72" meta:character-count="437" meta:non-whitespace-character-count="368"/>
  </office:meta>
</office:document-meta>
</file>